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5" table:number-columns-repeated="11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/28" office:value-type="float" office:value="0.857142857142857" calcext:value-type="float">
            <text:p>0.8571428571</text:p>
          </table:table-cell>
          <table:table-cell table:style-name="ce1" office:value-type="string" calcext:value-type="string">
            <text:p>Acost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style-name="ce1" office:value-type="string" calcext:value-type="string">
            <text:p>Austi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style-name="ce1" office:value-type="string" calcext:value-type="string">
            <text:p>Bardale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style-name="ce1" office:value-type="string" calcext:value-type="string">
            <text:p>Barne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style-name="ce1" office:value-type="string" calcext:value-type="string">
            <text:p>Bartassia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Denee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Gonzalez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style-name="ce1" office:value-type="string" calcext:value-type="string">
            <text:p>Nasser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Ramirez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style-name="ce1" office:value-type="string" calcext:value-type="string">
            <text:p>Shu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style-name="ce1" office:value-type="string" calcext:value-type="string">
            <text:p>Vergar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style-name="ce1" office:value-type="string" calcext:value-type="string">
            <text:p>Buchanan Garz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style-name="ce1" office:value-type="string" calcext:value-type="string">
            <text:p>Connell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Harti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style-name="ce1" office:value-type="string" calcext:value-type="string">
            <text:p>Jimenez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Kameti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style-name="ce1" office:value-type="string" calcext:value-type="string">
            <text:p>Lis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style-name="ce1" office:value-type="string" calcext:value-type="string">
            <text:p>Liu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Murgui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Ortiz Valenzuel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style-name="ce1" office:value-type="string" calcext:value-type="string">
            <text:p>Pate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Sadri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Sepulved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Smi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style-name="ce1" office:value-type="string" calcext:value-type="string">
            <text:p>Soto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style-name="ce1" office:value-type="string" calcext:value-type="string">
            <text:p>Tolmachoff</text:p>
          </table:table-cell>
          <table:table-cell table:number-columns-repeated="10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 style:data-style-name="N2" text:time-value="14:44:30.13696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1-11T14:51:44.333449752</dc:date>
    <meta:editing-duration>P1DT8H33M42S</meta:editing-duration>
    <meta:editing-cycles>130</meta:editing-cycles>
    <meta:generator>LibreOffice/5.1.6.2$Linux_X86_64 LibreOffice_project/10m0$Build-2</meta:generator>
    <meta:document-statistic meta:table-count="1" meta:cell-count="515" meta:object-count="0"/>
  </office:meta>
</office:document-meta>
</file>